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1.496cm" svg:height="1.39cm" svg:x="12.518cm" svg:y="4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496cm" svg:height="1.39cm" svg:x="12.486cm" svg:y="1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496cm" svg:height="1.39cm" svg:x="6.111cm" svg:y="4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496cm" svg:height="1.39cm" svg:x="12.506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496cm" svg:height="1.39cm" svg:x="12.527cm" svg:y="7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496cm" svg:height="1.39cm" svg:x="6.048cm" svg:y="1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496cm" svg:height="1.39cm" svg:x="6.119cm" svg:y="7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496cm" svg:height="1.39cm" svg:x="12.52cm" svg:y="10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496cm" svg:height="1.39cm" svg:x="6.119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496cm" svg:height="1.39cm" svg:x="6.119cm" svg:y="1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544cm" svg:y1="2.27cm" svg:x2="12.527cm" svg:y2="7.942cm" draw:start-shape="id1" draw:start-glue-point="10" draw:end-shape="id2" draw:end-glue-point="6" svg:d="M7544 2270l4983 5672" svg:viewBox="0 0 4984 5673">
          <text:p/>
        </draw:connector>
        <draw:connector draw:style-name="gr2" draw:text-style-name="P1" draw:layer="layout" draw:type="line" svg:x1="7.607cm" svg:y1="4.913cm" svg:x2="12.486cm" svg:y2="2.305cm" draw:start-shape="id3" draw:start-glue-point="10" draw:end-shape="id4" draw:end-glue-point="6" svg:d="M7607 4913l4879-2608" svg:viewBox="0 0 4880 2609">
          <text:p/>
        </draw:connector>
        <draw:connector draw:style-name="gr2" draw:text-style-name="P1" draw:layer="layout" draw:type="line" svg:x1="7.607cm" svg:y1="4.913cm" svg:x2="12.518cm" svg:y2="4.928cm" draw:start-shape="id3" draw:start-glue-point="10" draw:end-shape="id5" draw:end-glue-point="6" svg:d="M7607 4913l4911 15" svg:viewBox="0 0 4912 16">
          <text:p/>
        </draw:connector>
        <draw:connector draw:style-name="gr2" draw:text-style-name="P1" draw:layer="layout" draw:type="line" svg:x1="7.615cm" svg:y1="7.969cm" svg:x2="12.518cm" svg:y2="4.928cm" draw:start-shape="id6" draw:start-glue-point="10" draw:end-shape="id5" draw:end-glue-point="6" svg:d="M7615 7969l4903-3041" svg:viewBox="0 0 4904 3042">
          <text:p/>
        </draw:connector>
        <draw:connector draw:style-name="gr2" draw:text-style-name="P1" draw:layer="layout" draw:type="line" svg:x1="7.615cm" svg:y1="7.969cm" svg:x2="12.527cm" svg:y2="7.942cm" draw:start-shape="id6" draw:start-glue-point="10" draw:end-shape="id2" draw:end-glue-point="6" svg:d="M7615 7969l4912-27" svg:viewBox="0 0 4913 28">
          <text:p/>
        </draw:connector>
        <draw:connector draw:style-name="gr2" draw:text-style-name="P1" draw:layer="layout" draw:type="line" svg:x1="7.615cm" svg:y1="7.969cm" svg:x2="12.52cm" svg:y2="10.839cm" draw:start-shape="id6" draw:start-glue-point="10" draw:end-shape="id7" draw:end-glue-point="6" svg:d="M7615 7969l4905 2870" svg:viewBox="0 0 4906 2871">
          <text:p/>
        </draw:connector>
        <draw:connector draw:style-name="gr2" draw:text-style-name="P1" draw:layer="layout" draw:type="line" svg:x1="7.615cm" svg:y1="10.814cm" svg:x2="12.518cm" svg:y2="4.928cm" draw:start-shape="id8" draw:start-glue-point="10" draw:end-shape="id5" draw:end-glue-point="6" svg:d="M7615 10814l4903-5886" svg:viewBox="0 0 4904 5887">
          <text:p/>
        </draw:connector>
        <draw:connector draw:style-name="gr2" draw:text-style-name="P1" draw:layer="layout" draw:type="line" svg:x1="7.615cm" svg:y1="10.814cm" svg:x2="12.527cm" svg:y2="7.942cm" draw:start-shape="id8" draw:start-glue-point="10" draw:end-shape="id2" draw:end-glue-point="6" svg:d="M7615 10814l4912-2872" svg:viewBox="0 0 4913 2873">
          <text:p/>
        </draw:connector>
        <draw:connector draw:style-name="gr2" draw:text-style-name="P1" draw:layer="layout" draw:type="line" svg:x1="7.615cm" svg:y1="13.252cm" svg:x2="12.527cm" svg:y2="7.942cm" draw:start-shape="id9" draw:start-glue-point="10" draw:end-shape="id2" draw:end-glue-point="6" svg:d="M7615 13252l4912-5310" svg:viewBox="0 0 4913 5311">
          <text:p/>
        </draw:connector>
        <draw:connector draw:style-name="gr2" draw:text-style-name="P1" draw:layer="layout" draw:type="line" svg:x1="7.615cm" svg:y1="13.252cm" svg:x2="12.52cm" svg:y2="10.839cm" draw:start-shape="id9" draw:start-glue-point="10" draw:end-shape="id7" draw:end-glue-point="6" svg:d="M7615 13252l4905-2413" svg:viewBox="0 0 4906 2414">
          <text:p/>
        </draw:connector>
        <draw:connector draw:style-name="gr2" draw:text-style-name="P1" draw:layer="layout" draw:type="line" svg:x1="7.615cm" svg:y1="13.252cm" svg:x2="12.506cm" svg:y2="13.252cm" draw:start-shape="id9" draw:start-glue-point="10" draw:end-shape="id10" draw:end-glue-point="6" svg:d="M7615 13252h4891" svg:viewBox="0 0 4892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2:53:10.877175475</meta:creation-date>
    <dc:date>2016-05-29T18:07:48.389451187</dc:date>
    <dc:creator>elucterio </dc:creator>
    <meta:editing-duration>PT2H44M18S</meta:editing-duration>
    <meta:editing-cycles>11</meta:editing-cycles>
    <meta:generator>LibreOffice/4.2.8.2$Linux_X86_64 LibreOffice_project/420m0$Build-2</meta:generator>
    <meta:document-statistic meta:object-count="21"/>
  </office:meta>
</office:document-meta>
</file>